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7c043" officeooo:paragraph-rsid="0007c043"/>
    </style:style>
    <style:style style:name="P2" style:family="paragraph" style:parent-style-name="Standard">
      <style:text-properties style:font-name="Arial" officeooo:rsid="00098ba8" officeooo:paragraph-rsid="00098ba8"/>
    </style:style>
    <style:style style:name="P3" style:family="paragraph" style:parent-style-name="Standard">
      <style:text-properties style:font-name="Arial" officeooo:rsid="000e7c0f" officeooo:paragraph-rsid="000e7c0f"/>
    </style:style>
    <style:style style:name="P4" style:family="paragraph" style:parent-style-name="Standard">
      <style:text-properties style:font-name="Arial" officeooo:rsid="001ad8f8" officeooo:paragraph-rsid="001ad8f8"/>
    </style:style>
    <style:style style:name="P5" style:family="paragraph" style:parent-style-name="Standard">
      <style:text-properties style:font-name="Arial" officeooo:rsid="001bb47b" officeooo:paragraph-rsid="001bb47b"/>
    </style:style>
    <style:style style:name="P6" style:family="paragraph" style:parent-style-name="Standard">
      <style:text-properties style:font-name="Arial" officeooo:rsid="001d0d54" officeooo:paragraph-rsid="001d0d54"/>
    </style:style>
    <style:style style:name="P7" style:family="paragraph" style:parent-style-name="Standard">
      <style:text-properties style:font-name="Arial" officeooo:rsid="001ea44f" officeooo:paragraph-rsid="001ea44f"/>
    </style:style>
    <style:style style:name="P8" style:family="paragraph" style:parent-style-name="Standard">
      <style:text-properties style:font-name="Arial" officeooo:rsid="00205edf" officeooo:paragraph-rsid="00205edf"/>
    </style:style>
    <style:style style:name="P9" style:family="paragraph" style:parent-style-name="Standard">
      <style:text-properties style:font-name="Arial" officeooo:rsid="0021cea6" officeooo:paragraph-rsid="0021cea6"/>
    </style:style>
    <style:style style:name="P10" style:family="paragraph" style:parent-style-name="Standard">
      <style:text-properties style:font-name="Arial" officeooo:rsid="0027c107" officeooo:paragraph-rsid="0027c107"/>
    </style:style>
    <style:style style:name="P11" style:family="paragraph" style:parent-style-name="Standard">
      <style:text-properties style:font-name="Arial" officeooo:rsid="002bf60f" officeooo:paragraph-rsid="002bf60f"/>
    </style:style>
    <style:style style:name="P12" style:family="paragraph" style:parent-style-name="Standard">
      <style:text-properties style:font-name="Arial" officeooo:rsid="0035bcb4" officeooo:paragraph-rsid="0035bcb4"/>
    </style:style>
    <style:style style:name="P13" style:family="paragraph" style:parent-style-name="Standard">
      <style:text-properties style:font-name="Arial" officeooo:rsid="003851cf" officeooo:paragraph-rsid="003851cf"/>
    </style:style>
    <style:style style:name="T1" style:family="text">
      <style:text-properties officeooo:rsid="00098ba8"/>
    </style:style>
    <style:style style:name="T2" style:family="text">
      <style:text-properties officeooo:rsid="000f6a49"/>
    </style:style>
    <style:style style:name="T3" style:family="text">
      <style:text-properties officeooo:rsid="00139099"/>
    </style:style>
    <style:style style:name="T4" style:family="text">
      <style:text-properties officeooo:rsid="001bb47b"/>
    </style:style>
    <style:style style:name="T5" style:family="text">
      <style:text-properties officeooo:rsid="001ea44f"/>
    </style:style>
    <style:style style:name="T6" style:family="text">
      <style:text-properties officeooo:rsid="001f2b3b"/>
    </style:style>
    <style:style style:name="T7" style:family="text">
      <style:text-properties officeooo:rsid="0021beea"/>
    </style:style>
    <style:style style:name="T8" style:family="text">
      <style:text-properties officeooo:rsid="00233bd7"/>
    </style:style>
    <style:style style:name="T9" style:family="text">
      <style:text-properties officeooo:rsid="0024c477"/>
    </style:style>
    <style:style style:name="T10" style:family="text">
      <style:text-properties officeooo:rsid="002d6a49"/>
    </style:style>
    <style:style style:name="T11" style:family="text">
      <style:text-properties officeooo:rsid="002efd3c"/>
    </style:style>
    <style:style style:name="T12" style:family="text">
      <style:text-properties officeooo:rsid="00309343"/>
    </style:style>
    <style:style style:name="T13" style:family="text">
      <style:text-properties officeooo:rsid="0031e756"/>
    </style:style>
    <style:style style:name="T14" style:family="text">
      <style:text-properties officeooo:rsid="0033b14b"/>
    </style:style>
    <style:style style:name="T15" style:family="text">
      <style:text-properties officeooo:rsid="0033e80a"/>
    </style:style>
    <style:style style:name="T16" style:family="text">
      <style:text-properties officeooo:rsid="0036c622"/>
    </style:style>
    <style:style style:name="T17" style:family="text">
      <style:text-properties officeooo:rsid="0039b40e"/>
    </style:style>
    <style:style style:name="T18" style:family="text">
      <style:text-properties officeooo:rsid="003a3bf9"/>
    </style:style>
    <style:style style:name="T19" style:family="text">
      <style:text-properties officeooo:rsid="003b88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<text:span text:style-name="T1">´(</text:span>X) = <text:span text:style-name="T3">4x^3</text:span></text:p>
      <text:p text:style-name="P2">g'(x) = -4/sqrt(1 - 8 x)</text:p>
      <text:p text:style-name="P3">h´(x) = -<text:span text:style-name="T2">1/x^2</text:span></text:p>
      <text:p text:style-name="P3"/>
      <text:p text:style-name="P4">A = (6,2,1)</text:p>
      <text:p text:style-name="P4">B = (6,7,1)</text:p>
      <text:p text:style-name="P4">C = <text:span text:style-name="T4">(4,7,1)</text:span></text:p>
      <text:p text:style-name="P5">D = (4,2,1)</text:p>
      <text:p text:style-name="P6">E = (<text:span text:style-name="T5">6,2,4)</text:span></text:p>
      <text:p text:style-name="P7">F = (<text:span text:style-name="T6">6,7,4)</text:span></text:p>
      <text:p text:style-name="P8">G = <text:span text:style-name="T7">(4,7,</text:span><text:span text:style-name="T11">4</text:span><text:span text:style-name="T9">)</text:span></text:p>
      <text:p text:style-name="P9">H = <text:span text:style-name="T8">(4,2,4)</text:span></text:p>
      <text:p text:style-name="P9"/>
      <text:p text:style-name="P10">M1 = (5, 4.5 ,1)</text:p>
      <text:p text:style-name="P11">M2 = <text:span text:style-name="T10">(4, </text:span><text:span text:style-name="T13">7, </text:span><text:span text:style-name="T15">1</text:span><text:span text:style-name="T10">)</text:span></text:p>
      <text:p text:style-name="P12">M3 = <text:span text:style-name="T16">(4,7,4)</text:span></text:p>
      <text:p text:style-name="P13">M4 = <text:span text:style-name="T17">(6,2,</text:span><text:span text:style-name="T19">1</text:span><text:span text:style-name="T18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3-02-13T08:52:53.544000000</dc:date>
    <meta:editing-duration>PT48M23S</meta:editing-duration>
    <meta:editing-cycles>42</meta:editing-cycles>
    <meta:document-statistic meta:table-count="0" meta:image-count="0" meta:object-count="0" meta:page-count="1" meta:paragraph-count="15" meta:word-count="52" meta:character-count="192" meta:non-whitespace-character-count="155"/>
  </office:meta>
</office:document-meta>
</file>